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</office:automatic-styles>
  <office:body>
    <office:text text:use-soft-page-breaks="true">
      <text:p text:style-name="P1">I2C port expander</text:p>
      <text:p text:style-name="Standaard">Korte inhoud:</text:p>
      <text:list text:style-name="LFO1" text:continue-numbering="true">
        <text:list-item>
          <text:p text:style-name="P2">De master stuurt het adres van de slave door .</text:p>
        </text:list-item>
        <text:list-item>
          <text:p text:style-name="P3">De slave antwoord met “huh?”.</text:p>
        </text:list-item>
        <text:list-item>
          <text:p text:style-name="P4">De master stuurt de data door.</text:p>
        </text:list-item>
        <text:list-item>
          <text:p text:style-name="P5">De slave zegt “ah!”.</text:p>
        </text:list-item>
        <text:list-item>
          <text:p text:style-name="P6">De master zegt STOP.</text:p>
        </text:list-item>
      </text:list>
      <text:p text:style-name="Standaard">Vergelijk het met een netwerk met een hub. Iedereen die op de bus zit ziet de data maar enkel de slave met het juiste adres reageert op de data.</text:p>
      <text:p text:style-name="Standaard">Bij een multiplexer zal dus iedere slave een aparte output pin zijn. Je stuurt dan eerst het adres van de pin door waarna je de toestand van de pin doorstuurt.</text:p>
      <text:p text:style-name="Standaard">je hebt een I2c module nodig op je microcontroller (aanwezig op netduino maar hoeveel?) Die bestaat uit 2 pinnen.</text:p>
      <text:p text:style-name="Standaard">Een adres bestaat uit 8 of 10 bits maar bepaalde delen ervan kunnen niet gebruikt worden (vergelijk het met broadcast) WELKE???, hoeveel per bus??</text:p>
      <text:p text:style-name="Standaard">Als er meerdere I2C bussen op het netduino board zitten kunnen we meerdere I2c “netwerken” maken, hebben we veel meer adressen. (juij, maar hebben we meerdere I2C bussen?)</text:p>
      <text:p text:style-name="Standaard">De slave is hier een port expander IC. KAN JE DE ADRESSEN VAN DE PORT EXPANDER INSTELLEN OF ZIJN ZE HARD CODED?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erlijn</meta:initial-creator>
    <dc:creator>merlijn</dc:creator>
    <meta:creation-date>2012-03-22T00:58:00Z</meta:creation-date>
    <dc:date>2012-03-22T00:58:00Z</dc:date>
    <meta:template xlink:href="Normal.dotm" xlink:type="simple"/>
    <meta:editing-cycles>2</meta:editing-cycles>
    <meta:editing-duration>PT60S</meta:editing-duration>
    <meta:document-statistic meta:page-count="1" meta:paragraph-count="2" meta:word-count="158" meta:character-count="1031" meta:row-count="7" meta:non-whitespace-character-count="875"/>
  </office:meta>
</office:document-meta>
</file>